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language="sv" fo:country="SE" officeooo:paragraph-rsid="002d266f"/>
    </style:style>
    <style:style style:name="P2" style:family="paragraph" style:parent-style-name="Text_20_body">
      <style:text-properties fo:language="sv" fo:country="SE" officeooo:rsid="001dd79e" officeooo:paragraph-rsid="002c5c30"/>
    </style:style>
    <style:style style:name="P3" style:family="paragraph" style:parent-style-name="Text_20_body">
      <style:text-properties fo:language="sv" fo:country="SE" officeooo:rsid="001dd79e" officeooo:paragraph-rsid="0034094f"/>
    </style:style>
    <style:style style:name="P4" style:family="paragraph" style:parent-style-name="Text_20_body">
      <style:text-properties fo:language="sv" fo:country="SE" officeooo:rsid="001f938b" officeooo:paragraph-rsid="003258d9"/>
    </style:style>
    <style:style style:name="P5" style:family="paragraph" style:parent-style-name="Text_20_body">
      <style:text-properties fo:language="sv" fo:country="SE" officeooo:paragraph-rsid="002d74c7"/>
    </style:style>
    <style:style style:name="P6" style:family="paragraph" style:parent-style-name="Text_20_body">
      <style:text-properties fo:language="sv" fo:country="SE" officeooo:rsid="0020eee9" officeooo:paragraph-rsid="003c03cc"/>
    </style:style>
    <style:style style:name="T1" style:family="text">
      <style:text-properties officeooo:rsid="001d7014"/>
    </style:style>
    <style:style style:name="T2" style:family="text">
      <style:text-properties officeooo:rsid="001f938b"/>
    </style:style>
    <style:style style:name="T3" style:family="text">
      <style:text-properties officeooo:rsid="0022a8ab"/>
    </style:style>
    <style:style style:name="T4" style:family="text">
      <style:text-properties officeooo:rsid="002633ad"/>
    </style:style>
    <style:style style:name="T5" style:family="text">
      <style:text-properties fo:font-style="italic" officeooo:rsid="001f938b" style:font-style-asian="italic" style:font-style-complex="italic"/>
    </style:style>
    <style:style style:name="T6" style:family="text">
      <style:text-properties officeooo:rsid="0027d40b"/>
    </style:style>
    <style:style style:name="T7" style:family="text">
      <style:text-properties fo:font-weight="bold" officeooo:rsid="0022a8ab" style:font-weight-asian="bold" style:font-weight-complex="bold"/>
    </style:style>
    <style:style style:name="T8" style:family="text">
      <style:text-properties officeooo:rsid="002c5c30"/>
    </style:style>
    <style:style style:name="T9" style:family="text">
      <style:text-properties officeooo:rsid="002fc29e"/>
    </style:style>
    <style:style style:name="T10" style:family="text">
      <style:text-properties officeooo:rsid="00328e90"/>
    </style:style>
    <style:style style:name="T11" style:family="text">
      <style:text-properties officeooo:rsid="00358419"/>
    </style:style>
    <style:style style:name="T12" style:family="text">
      <style:text-properties officeooo:rsid="0035d1fc"/>
    </style:style>
    <style:style style:name="T13" style:family="text">
      <style:text-properties officeooo:rsid="00376945"/>
    </style:style>
    <style:style style:name="T14" style:family="text">
      <style:text-properties officeooo:rsid="00396292"/>
    </style:style>
    <style:style style:name="T15" style:family="text">
      <style:text-properties officeooo:rsid="003bdb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ngwie Malmsteen fyller 50 och ger ut en biografi som recenseras av Martin Aagård. I centrum står ekvilibristen <text:span text:style-name="T9">som förbländade rockvärlden med sin teknik, en av flera gitarrister som från 80-talet och framåt hänförde många med sin exceptionella teknik - och av samma anledning blev föraktad av en minst lika stor grupp. Han blev rockens och punkens antites och hyllade elitism och teknisk skicklighet. Virtuosen </text:span>anklagas <text:span text:style-name="T1">ofta </text:span>för att sakna<text:span text:style-name="T4"> </text:span>“känslan” <text:span text:style-name="T10">och d</text:span>en<text:span text:style-name="T9">na</text:span> binära motsättning mellan <text:span text:style-name="T13">emotion</text:span> och teknik är intressant. <text:span text:style-name="T10">V</text:span>ad <text:span text:style-name="T10">representerar </text:span>den egentligen?</text:p>
      <text:p text:style-name="P2"><text:span text:style-name="T5">Känslan</text:span><text:span text:style-name="T2"> i rocken och bluesen lever på autenticiteten i musiken och uttrycket. Lyssnaren relaterar till <text:s/>musikerns sociala ursprung som medieras genom musiken. Det är inte viktigt att vara uttalat skicklig, men det är helt avgörande att vara autentisk. Rockens myter om droger, utanförskap, social utsatthet och ickekommersialism är delvis konstruerade för att vidmakthålla denna autenticitet, den bakomliggande miljardindustrin till trots. I dessa myter passar inte de hastighetstörstande, gitarrhjältarna in. Inte nödvändigtvis för att de saknar känsla, men för att de saknar </text:span><text:span text:style-name="T7">rätt</text:span><text:span text:style-name="T3"> känsla. </text:span>En musiker som tillbringat all sin tid i övningsrummet förlorar trovärdigheten <text:span text:style-name="T11">i rockens <text:s/>sociala ekonomi.</text:span></text:p>
      <text:p text:style-name="P3">Mycket musik, inte bara västerländsk utan även andra kulturers musik spelar på mystiken mellan det ofta exceptionellt komplexa utförandet och den flyktiga <text:span text:style-name="T15">och lätta </text:span>musiken. Den traditionella konsertformen, som så gott som all levande musik fortfarande <text:span text:style-name="T14">håller sig till </text:span>idag, är <text:span text:style-name="T8">delvis </text:span>utformad för att förstärka denna illusion. <text:span text:style-name="T12">Som lyssnare</text:span> vill <text:span text:style-name="T12">vi </text:span>tro på det konstnärliga geniet som står undan för musiken och skapar utrymme för lyssnaren. <text:span text:style-name="T15">Ekvilibristen</text:span> bryter den överenskommelsen och placerar sig själv i centrum.</text:p>
      <text:p text:style-name="P4">Pianisten Glenn Gould var <text:span text:style-name="T15">tidig med att</text:span> expandera si<text:span text:style-name="T15">n</text:span> <text:span text:style-name="T15">uttryckspotential</text:span> med tekni<text:span text:style-name="T15">k</text:span>. Han var ett sant underbarn och en extrem virtuos som ändå ganska tidigt lämnade konsertscenen för att istället låta studion bli sin <text:span text:style-name="T15">konstnärliga </text:span>arena. Hans inspelningar kritiserades också för att sakna autenticitet, om än på andra grunder. I rocken får inte virtuositeten stå i vägen för känslan men Gould ifrågasattes för att virtuositeten inte kunde verifieras: illusionen hade blivit för perfekt.</text:p>
      <text:p text:style-name="P6">Det är nu det börjar bli riktigt intressant för vem är egentligen virtuosen i vår <text:span text:style-name="T15">högteknologiska </text:span>samtid? <text:span text:style-name="T6">Fram till 50-talet musicerade vi vid pianot, sen tog gitarren över. Nu är datorn ett av de vanligaste instrumenten och hur blir man ekvilibrist då? Med få undantag så har det varit virtuoserna som har drivit musiken, från Paganini via Parker och Prince och Public Enemy till Avicii – alla har förändrat förutsättningarna för musiken, och detta är en roll som kommer behövas i framtiden också. Både autenciteten och illusionen balanserar på virtuositeten men ekvilibristen kan lika gärna vara teknikern, producenten eller vem som helst som som till fullo behärskar det multimodala instrument som den moderna konsertscenen har utvecklats till.</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Frisk</meta:initial-creator>
    <meta:creation-date>2014-06-25T12:32:59.814359271</meta:creation-date>
    <dc:date>2014-06-26T20:24:42.069242333</dc:date>
    <dc:creator>Henrik Frisk</dc:creator>
    <meta:editing-duration>PT2H25M17S</meta:editing-duration>
    <meta:editing-cycles>20</meta:editing-cycles>
    <meta:generator>LibreOffice/4.2.5.2$Linux_X86_64 LibreOffice_project/420$Build-2</meta:generator>
    <meta:document-statistic meta:table-count="0" meta:image-count="0" meta:object-count="0" meta:page-count="1" meta:paragraph-count="5" meta:word-count="449" meta:character-count="2997" meta:non-whitespace-character-count="2550"/>
  </office:meta>
</office:document-meta>
</file>